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layout-cache" manifest:media-type="application/binary"/>
  <manifest:file-entry manifest:full-path="Thumbnails/thumbnail.png" manifest:media-type="image/png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Mono" svg:font-family="'Ubuntu Mono'" style:font-adornments="Regular" style:font-pitch="fixed"/>
    <style:font-face style:name="Ubuntu Mono1" svg:font-family="'Ubuntu Mono'" style:font-family-generic="roman" style:font-pitch="variable"/>
    <style:font-face style:name="Ubuntu1" svg:font-family="Ubuntu" style:font-adornments="Regular" style:font-pitch="variable"/>
    <style:font-face style:name="Ubuntu2" svg:font-family="Ubuntu" style:font-adornments="Italic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797cm"/>
    </style:style>
    <style:style style:name="Table1.B" style:family="table-column">
      <style:table-column-properties style:column-width="0.309cm"/>
    </style:style>
    <style:style style:name="Table1.C" style:family="table-column">
      <style:table-column-properties style:column-width="4.907cm"/>
    </style:style>
    <style:style style:name="Table1.1" style:family="table-row">
      <style:table-row-properties style:min-row-height="1.032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  <style:text-properties fo:language="pl" fo:country="PL"/>
    </style:style>
    <style:style style:name="P3" style:family="paragraph" style:parent-style-name="Text_20_body">
      <style:text-properties fo:language="pl" fo:country="PL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able_20_Contents">
      <style:paragraph-properties fo:text-align="end" style:justify-single-word="false"/>
      <style:text-properties style:font-name="Ubuntu" fo:language="zxx" fo:country="none" style:language-asian="zxx" style:country-asian="none" style:language-complex="zxx" style:country-complex="none"/>
    </style:style>
    <style:style style:name="P7" style:family="paragraph" style:parent-style-name="Text_20_body">
      <style:paragraph-properties fo:text-align="end" style:justify-single-word="false"/>
      <style:text-properties style:font-name="Ubuntu" fo:language="zxx" fo:country="none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start" style:justify-single-word="false"/>
      <style:text-properties style:font-name="Ubuntu" fo:language="zxx" fo:country="none" style:language-asian="zxx" style:country-asian="none" style:language-complex="zxx" style:country-complex="none"/>
    </style:style>
    <style:style style:name="P9" style:family="paragraph" style:parent-style-name="Text_20_body">
      <style:paragraph-properties fo:text-align="end" style:justify-single-word="false"/>
      <style:text-properties style:font-name="Ubuntu" fo:language="pl" fo:country="PL" style:language-asian="zxx" style:country-asian="none" style:language-complex="zxx" style:country-complex="none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Heading_20_1" style:master-page-name="Standard">
      <style:paragraph-properties style:page-number="1" fo:break-before="page"/>
      <style:text-properties fo:language="pl" fo:country="PL"/>
    </style:style>
    <style:style style:name="P12" style:family="paragraph" style:parent-style-name="Heading_20_1">
      <style:paragraph-properties fo:break-before="page"/>
      <style:text-properties fo:language="pl" fo:country="PL"/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1">
      <style:paragraph-properties fo:break-before="page"/>
      <style:text-properties officeooo:paragraph-rsid="0012bc61"/>
    </style:style>
    <style:style style:name="P15" style:family="paragraph" style:parent-style-name="Text_20_body" style:master-page-name="First_20_Page">
      <style:paragraph-properties style:page-number="auto"/>
    </style:style>
    <style:style style:name="P16" style:family="paragraph" style:parent-style-name="Text_20_body">
      <style:text-properties fo:font-weight="normal" officeooo:rsid="0022b1eb" officeooo:paragraph-rsid="0022b1eb" style:font-weight-asian="normal" style:font-weight-complex="normal"/>
    </style:style>
    <style:style style:name="P17" style:family="paragraph" style:parent-style-name="Text_20_body">
      <style:text-properties fo:language="pl" fo:country="PL" officeooo:rsid="0019ff1b" officeooo:paragraph-rsid="0019ff1b"/>
    </style:style>
    <style:style style:name="P1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9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44a0"/>
    </style:style>
    <style:style style:name="T3" style:family="text">
      <style:text-properties fo:language="pl" fo:country="PL"/>
    </style:style>
    <style:style style:name="T4" style:family="text">
      <style:text-properties officeooo:rsid="0024234c"/>
    </style:style>
    <style:style style:name="T5" style:family="text">
      <style:text-properties officeooo:rsid="0026c8a6"/>
    </style:style>
    <style:style style:name="T6" style:family="text">
      <style:text-properties officeooo:rsid="00296d5c"/>
    </style:style>
    <style:style style:name="T7" style:family="text">
      <style:text-properties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8" style:family="text">
      <style:text-properties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000000" draw:textarea-vertical-align="middle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draw:textarea-vertical-align="middl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000000" draw:textarea-vertical-align="middle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Wykres"/>
      </text:sequence-decls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6"><text:span text:style-name="T1">Wykonał</text:span>: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Radosław Smoter</text:p>
          </table:table-cell>
        </table:table-row>
        <table:table-row table:style-name="Table1.1">
          <table:table-cell table:style-name="Table1.A1" office:value-type="string">
            <text:p text:style-name="P6"><text:span text:style-name="T1">Grupa</text:span>: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14</text:p>
          </table:table-cell>
        </table:table-row>
        <table:table-row table:style-name="Table1.1">
          <table:table-cell table:style-name="Table1.A1" office:value-type="string">
            <text:p text:style-name="P6"><text:span text:style-name="T1">Nr</text:span>: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27</text:p>
          </table:table-cell>
        </table:table-row>
        <table:table-row table:style-name="Table1.1">
          <table:table-cell table:style-name="Table1.A1" office:value-type="string">
            <text:p text:style-name="P6"><text:span text:style-name="T1">Numer</text:span> <text:span text:style-name="T1">zadania</text:span>: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3</text:p>
          </table:table-cell>
        </table:table-row>
        <table:table-row table:style-name="Table1.1">
          <table:table-cell table:style-name="Table1.A1" office:value-type="string">
            <text:p text:style-name="P6"><text:span text:style-name="T1">Przykład</text:span>: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62</text:p>
          </table:table-cell>
        </table:table-row>
        <table:table-row table:style-name="Table1.1">
          <table:table-cell table:style-name="Table1.A1" office:value-type="string">
            <text:p text:style-name="P6"><text:span text:style-name="T1">Prowadzący</text:span>: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8">Prof. dr hab. inż. Volodymyr Samotyy</text:p>
          </table:table-cell>
        </table:table-row>
      </table:table>
      <text:p text:style-name="P7"><draw:frame text:anchor-type="paragraph" draw:z-index="0" draw:name="Shape1" draw:style-name="gr3" draw:text-style-name="P21" svg:width="16.431cm" svg:height="1.879cm" svg:x="0.219cm" svg:y="5.244cm"><draw:text-box><text:p text:style-name="P18"><text:span text:style-name="T9">Politechnika Krakowska</text:span></text:p></draw:text-box></draw:frame><draw:frame text:anchor-type="paragraph" draw:z-index="1" draw:name="Shape2" draw:style-name="gr2" draw:text-style-name="P20" svg:width="16.458cm" svg:height="1.625cm" svg:x="0.219cm" svg:y="7.123cm"><draw:text-box><text:p text:style-name="P18"><text:span text:style-name="T7">Wydział Inżynierii Elektrycznej i Komputerowej</text:span></text:p></draw:text-box></draw:frame><draw:frame text:anchor-type="paragraph" draw:z-index="2" draw:name="Shape3" draw:style-name="gr1" draw:text-style-name="P19" svg:width="16.431cm" svg:height="1.221cm" svg:x="0.245cm" svg:y="8.747cm"><draw:text-box><text:p text:style-name="P18"><text:span text:style-name="T7">Sprawozdanie</text:span><text:span text:style-name="T8">: Wstęp do Programowania</text:span>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Spis treści</text:p>
          </text:index-title>
          <text:p text:style-name="P4"><text:a xlink:type="simple" xlink:href="#__RefHeading___Toc873_1212252078" text:style-name="Index_20_Link" text:visited-style-name="Index_20_Link">Polecenie<text:tab/>1</text:a></text:p>
          <text:p text:style-name="P4"><text:a xlink:type="simple" xlink:href="#__RefHeading___Toc875_1212252078" text:style-name="Index_20_Link" text:visited-style-name="Index_20_Link">Kod programu<text:tab/>2</text:a></text:p>
          <text:p text:style-name="P4"><text:a xlink:type="simple" xlink:href="#__RefHeading___Toc877_1212252078" text:style-name="Index_20_Link" text:visited-style-name="Index_20_Link">Wyniki<text:tab/>4</text:a></text:p>
          <text:p text:style-name="P4"><text:a xlink:type="simple" xlink:href="#__RefHeading___Toc961_4148931395" text:style-name="Index_20_Link" text:visited-style-name="Index_20_Link">Opis Programu<text:tab/>5</text:a></text:p>
          <text:p text:style-name="P5"><text:a xlink:type="simple" xlink:href="#__RefHeading___Toc963_4148931395" text:style-name="Index_20_Link" text:visited-style-name="Index_20_Link">Funkcja doSum()<text:tab/>5</text:a></text:p>
          <text:p text:style-name="P5"><text:a xlink:type="simple" xlink:href="#__RefHeading___Toc965_4148931395" text:style-name="Index_20_Link" text:visited-style-name="Index_20_Link">Funkcja countFunc()<text:tab/>5</text:a></text:p>
          <text:p text:style-name="P4"><text:a xlink:type="simple" xlink:href="#__RefHeading___Toc3002_943889997" text:style-name="Index_20_Link" text:visited-style-name="Index_20_Link">Wnioski<text:tab/>6</text:a></text:p>
        </text:index-body>
      </text:table-of-content>
      <text:p text:style-name="P9"/>
      <text:h text:style-name="P11" text:outline-level="1"><text:bookmark-start text:name="__RefHeading___Toc873_1212252078"/>Polecenie<text:bookmark-end text:name="__RefHeading___Toc873_1212252078"/></text:h>
      <text:p text:style-name="P3">Obliczyć wartość funkcji podanej w postaci rzędu. Wyniki obliczeń zapisać do pliku tekstowego. Narysować wykres <draw:frame draw:style-name="fr1" draw:name="Object1" text:anchor-type="as-char" svg:y="-0.386cm" svg:width="1.048cm" svg:height="0.508cm" draw:z-index="3"><draw:object xlink:href="./Object 1" xlink:type="simple" xlink:show="embed" xlink:actuate="onLoad"/><draw:image xlink:href="./ObjectReplacements/Object 1" xlink:type="simple" xlink:show="embed" xlink:actuate="onLoad"/></draw:frame>.</text:p>
      <text:p text:style-name="P3">Suma: <draw:frame draw:style-name="fr1" draw:name="Object2" text:anchor-type="as-char" svg:y="-0.619cm" svg:width="4.456cm" svg:height="1.058cm" draw:z-index="4"><draw:object xlink:href="./Object 2" xlink:type="simple" xlink:show="embed" xlink:actuate="onLoad"/><draw:image xlink:href="./ObjectReplacements/Object 2" xlink:type="simple" xlink:show="embed" xlink:actuate="onLoad"/></draw:frame>.</text:p>
      <text:p text:style-name="P3">Dziedzina: <draw:frame draw:style-name="fr1" draw:name="Object3" text:anchor-type="as-char" svg:y="-0.377cm" svg:width="1.178cm" svg:height="0.482cm" draw:z-index="5"><draw:object xlink:href="./Object 3" xlink:type="simple" xlink:show="embed" xlink:actuate="onLoad"/><draw:image xlink:href="./ObjectReplacements/Object 3" xlink:type="simple" xlink:show="embed" xlink:actuate="onLoad"/><svg:desc>formula</svg:desc></draw:frame>.</text:p>
      <text:p text:style-name="P3">Błąd: <draw:frame draw:style-name="fr1" draw:name="Object4" text:anchor-type="as-char" svg:y="-0.377cm" svg:width="1.797cm" svg:height="0.467cm" draw:z-index="6"><draw:object xlink:href="./Object 4" xlink:type="simple" xlink:show="embed" xlink:actuate="onLoad"/><draw:image xlink:href="./ObjectReplacements/Object 4" xlink:type="simple" xlink:show="embed" xlink:actuate="onLoad"/><svg:desc>formula</svg:desc></draw:frame>.</text:p>
      <text:p text:style-name="P3">Krok: <draw:frame draw:style-name="fr1" draw:name="Object5" text:anchor-type="as-char" svg:y="-0.377cm" svg:width="0.944cm" svg:height="0.467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.</text:p>
      <text:h text:style-name="P13" text:outline-level="1"><text:bookmark-start text:name="__RefHeading___Toc875_1212252078"/><text:span text:style-name="T3">Kod programu</text:span><text:bookmark-end text:name="__RefHeading___Toc875_1212252078"/></text:h>
      <text:p text:style-name="Preformatted_20_Text"><text:span text:style-name="_5f_OOoComputerComment">/**</text:span></text:p>
      <text:p text:style-name="Preformatted_20_Text"><text:span text:style-name="_5f_OOoComputerSpecial"><text:s/></text:span><text:span text:style-name="_5f_OOoComputerComment">* @file main.c</text:span></text:p>
      <text:p text:style-name="Preformatted_20_Text"><text:span text:style-name="_5f_OOoComputerSpecial"><text:s/></text:span><text:span text:style-name="_5f_OOoComputerComment">* @author Radoslaw Smoter (radoslaw.smoter@student.pk.edu.pl)</text:span></text:p>
      <text:p text:style-name="Preformatted_20_Text"><text:span text:style-name="_5f_OOoComputerSpecial"><text:s/></text:span><text:span text:style-name="_5f_OOoComputerComment">* @version 0.1</text:span></text:p>
      <text:p text:style-name="Preformatted_20_Text"><text:span text:style-name="_5f_OOoComputerSpecial"><text:s/></text:span><text:span text:style-name="_5f_OOoComputerComment">* @date 2021-12-16</text:span></text:p>
      <text:p text:style-name="Preformatted_20_Text"><text:span text:style-name="_5f_OOoComputerSpecial"><text:s/></text:span><text:span text:style-name="_5f_OOoComputerComment">* </text:span></text:p>
      <text:p text:style-name="Preformatted_20_Text"><text:span text:style-name="_5f_OOoComputerSpecial"><text:s/></text:span><text:span text:style-name="_5f_OOoComputerComment">* @copyright Copyright (c) 2021</text:span></text:p>
      <text:p text:style-name="Preformatted_20_Text"><text:span text:style-name="_5f_OOoComputerSpecial"><text:s/></text:span><text:span text:style-name="_5f_OOoComputerComment">*/</text:span></text:p>
      <text:p text:style-name="Preformatted_20_Text"><text:span text:style-name="_5f_OOoComputerSpecial"/></text:p>
      <text:p text:style-name="Preformatted_20_Text"><text:span text:style-name="_5f_OOoComputerComment">/*</text:span></text:p>
      <text:p text:style-name="Preformatted_20_Text"><text:span text:style-name="_5f_OOoComputerSpecial"><text:tab/></text:span><text:span text:style-name="_5f_OOoComputerComment">* Calculate given function.</text:span></text:p>
      <text:p text:style-name="Preformatted_20_Text"><text:span text:style-name="_5f_OOoComputerSpecial"><text:tab/></text:span><text:span text:style-name="_5f_OOoComputerComment">* Results save to a file.</text:span></text:p>
      <text:p text:style-name="Preformatted_20_Text"><text:span text:style-name="_5f_OOoComputerSpecial"><text:tab/></text:span><text:span text:style-name="_5f_OOoComputerComment">* Draw a plot for the results.</text:span></text:p>
      <text:p text:style-name="Preformatted_20_Text"><text:span text:style-name="_5f_OOoComputerComment">*/</text:span></text:p>
      <text:p text:style-name="Preformatted_20_Text"><text:span text:style-name="_5f_OOoComputerSpecial"/></text:p>
      <text:p text:style-name="Preformatted_20_Text"><text:span text:style-name="_5f_OOoComputerSpecial">#</text:span><text:span text:style-name="_5f_OOoComputerKeyWord">include</text:span><text:span text:style-name="_5f_OOoComputerSpecial"> &lt;</text:span><text:span text:style-name="_5f_OOoComputerIdent">stdio</text:span><text:span text:style-name="_5f_OOoComputerSpecial">.</text:span><text:span text:style-name="_5f_OOoComputerIdent">h</text:span><text:span text:style-name="_5f_OOoComputerSpecial">&gt;</text:span></text:p>
      <text:p text:style-name="Preformatted_20_Text"><text:span text:style-name="_5f_OOoComputerSpecial">#</text:span><text:span text:style-name="_5f_OOoComputerKeyWord">include</text:span><text:span text:style-name="_5f_OOoComputerSpecial"> &lt;</text:span><text:span text:style-name="_5f_OOoComputerIdent">math</text:span><text:span text:style-name="_5f_OOoComputerSpecial">.</text:span><text:span text:style-name="_5f_OOoComputerIdent">h</text:span><text:span text:style-name="_5f_OOoComputerSpecial">&gt;</text:span></text:p>
      <text:p text:style-name="Preformatted_20_Text"><text:span text:style-name="_5f_OOoComputerSpecial"/></text:p>
      <text:p text:style-name="Preformatted_20_Text"><text:span text:style-name="_5f_OOoComputerKeyWord">int</text:span><text:span text:style-name="_5f_OOoComputerSpecial"> </text:span><text:span text:style-name="_5f_OOoComputerIdent">main</text:span><text:span text:style-name="_5f_OOoComputerSpecial">(</text:span><text:span text:style-name="_5f_OOoComputerKeyWord">void</text:span><text:span text:style-name="_5f_OOoComputerSpecial">)</text:span></text:p>
      <text:p text:style-name="Preformatted_20_Text"><text:span text:style-name="_5f_OOoComputerSpecial">{</text:span></text:p>
      <text:p text:style-name="Preformatted_20_Text"><text:span text:style-name="_5f_OOoComputerSpecial"><text:tab/></text:span><text:span text:style-name="_5f_OOoComputerComment">/*</text:span><text:span text:style-name="_5f_OOoComputerSpecial"> </text:span><text:span text:style-name="_5f_OOoComputerComment">Function error */</text:span></text:p>
      <text:p text:style-name="Preformatted_20_Text"><text:span text:style-name="_5f_OOoComputerSpecial"><text:s text:c="2"/></text:span><text:span text:style-name="_5f_OOoComputerKeyWord">double</text:span><text:span text:style-name="_5f_OOoComputerSpecial"> </text:span><text:span text:style-name="_5f_OOoComputerKeyWord">error</text:span><text:span text:style-name="_5f_OOoComputerSpecial"> = </text:span><text:span text:style-name="_5f_OOoComputerLiteral">.000016</text:span><text:span text:style-name="_5f_OOoComputerSpecial">;</text:span></text:p>
      <text:p text:style-name="Preformatted_20_Text"><text:span text:style-name="_5f_OOoComputerSpecial"><text:tab/></text:span><text:span text:style-name="_5f_OOoComputerComment">/*</text:span><text:span text:style-name="_5f_OOoComputerSpecial"> </text:span><text:span text:style-name="_5f_OOoComputerComment">Domain step */</text:span></text:p>
      <text:p text:style-name="Preformatted_20_Text"><text:span text:style-name="_5f_OOoComputerSpecial"><text:s text:c="2"/></text:span><text:span text:style-name="_5f_OOoComputerKeyWord">double</text:span><text:span text:style-name="_5f_OOoComputerSpecial"> </text:span><text:span text:style-name="_5f_OOoComputerIdent">step</text:span><text:span text:style-name="_5f_OOoComputerSpecial"> = </text:span><text:span text:style-name="_5f_OOoComputerLiteral">.01</text:span><text:span text:style-name="_5f_OOoComputerSpecial">;</text:span></text:p>
      <text:p text:style-name="Preformatted_20_Text"><text:span text:style-name="_5f_OOoComputerSpecial"><text:tab/></text:span><text:span text:style-name="_5f_OOoComputerComment">/*</text:span><text:span text:style-name="_5f_OOoComputerSpecial"> </text:span><text:span text:style-name="_5f_OOoComputerComment">Domain */</text:span></text:p>
      <text:p text:style-name="Preformatted_20_Text"><text:span text:style-name="_5f_OOoComputerSpecial"><text:s text:c="2"/></text:span><text:span text:style-name="_5f_OOoComputerKeyWord">double</text:span><text:span text:style-name="_5f_OOoComputerSpecial"> </text:span><text:span text:style-name="_5f_OOoComputerIdent">domain</text:span><text:span text:style-name="_5f_OOoComputerSpecial">[] = { </text:span><text:span text:style-name="_5f_OOoComputerLiteral">3.</text:span><text:span text:style-name="_5f_OOoComputerSpecial">, </text:span><text:span text:style-name="_5f_OOoComputerLiteral">4.</text:span><text:span text:style-name="_5f_OOoComputerSpecial"> };</text:span></text:p>
      <text:p text:style-name="Preformatted_20_Text"><text:span text:style-name="_5f_OOoComputerSpecial"><text:tab/></text:span><text:span text:style-name="_5f_OOoComputerComment">/*</text:span><text:span text:style-name="_5f_OOoComputerSpecial"> </text:span><text:span text:style-name="_5f_OOoComputerComment">Sum iterator */</text:span></text:p>
      <text:p text:style-name="Preformatted_20_Text"><text:span text:style-name="_5f_OOoComputerSpecial"><text:tab/></text:span><text:span text:style-name="_5f_OOoComputerKeyWord">int</text:span><text:span text:style-name="_5f_OOoComputerSpecial"> </text:span><text:span text:style-name="_5f_OOoComputerIdent">k</text:span><text:span text:style-name="_5f_OOoComputerSpecial"> = </text:span><text:span text:style-name="_5f_OOoComputerLiteral">1</text:span><text:span text:style-name="_5f_OOoComputerSpecial">;</text:span></text:p>
      <text:p text:style-name="Preformatted_20_Text"><text:span text:style-name="_5f_OOoComputerSpecial"><text:tab/></text:span><text:span text:style-name="_5f_OOoComputerComment">/*</text:span><text:span text:style-name="_5f_OOoComputerSpecial"> </text:span><text:span text:style-name="_5f_OOoComputerComment">Total sum */</text:span></text:p>
      <text:p text:style-name="Preformatted_20_Text"><text:span text:style-name="_5f_OOoComputerSpecial"><text:tab/></text:span><text:span text:style-name="_5f_OOoComputerKeyWord">double</text:span><text:span text:style-name="_5f_OOoComputerSpecial"> </text:span><text:span text:style-name="_5f_OOoComputerIdent">sum</text:span><text:span text:style-name="_5f_OOoComputerSpecial"> = </text:span><text:span text:style-name="_5f_OOoComputerLiteral">.0</text:span><text:span text:style-name="_5f_OOoComputerSpecial">;</text:span></text:p>
      <text:p text:style-name="Preformatted_20_Text"><text:span text:style-name="_5f_OOoComputerSpecial"/></text:p>
      <text:p text:style-name="Preformatted_20_Text"><text:span text:style-name="_5f_OOoComputerSpecial"><text:tab/></text:span><text:span text:style-name="_5f_OOoComputerKeyWord">for</text:span><text:span text:style-name="_5f_OOoComputerSpecial"> (</text:span><text:span text:style-name="_5f_OOoComputerKeyWord">double</text:span><text:span text:style-name="_5f_OOoComputerSpecial"> </text:span><text:span text:style-name="_5f_OOoComputerIdent">x</text:span><text:span text:style-name="_5f_OOoComputerSpecial"> = </text:span><text:span text:style-name="_5f_OOoComputerIdent">domain</text:span><text:span text:style-name="_5f_OOoComputerSpecial">[</text:span><text:span text:style-name="_5f_OOoComputerLiteral">0</text:span><text:span text:style-name="_5f_OOoComputerSpecial">]; </text:span><text:span text:style-name="_5f_OOoComputerIdent">x</text:span><text:span text:style-name="_5f_OOoComputerSpecial"> &lt; </text:span><text:span text:style-name="_5f_OOoComputerIdent">domain</text:span><text:span text:style-name="_5f_OOoComputerSpecial">[</text:span><text:span text:style-name="_5f_OOoComputerLiteral">1</text:span><text:span text:style-name="_5f_OOoComputerSpecial">]; </text:span><text:span text:style-name="_5f_OOoComputerIdent">x</text:span><text:span text:style-name="_5f_OOoComputerSpecial"> += </text:span><text:span text:style-name="_5f_OOoComputerIdent">step</text:span><text:span text:style-name="_5f_OOoComputerSpecial">) {</text:span></text:p>
      <text:p text:style-name="Preformatted_20_Text"><text:span text:style-name="_5f_OOoComputerSpecial"><text:tab/><text:tab/></text:span><text:span text:style-name="_5f_OOoComputerComment">/*</text:span><text:span text:style-name="_5f_OOoComputerSpecial"> </text:span><text:span text:style-name="_5f_OOoComputerComment">Partial sum; for each domain step */</text:span></text:p>
      <text:p text:style-name="Preformatted_20_Text"><text:span text:style-name="_5f_OOoComputerSpecial"><text:tab/><text:tab/></text:span><text:span text:style-name="_5f_OOoComputerKeyWord">double</text:span><text:span text:style-name="_5f_OOoComputerSpecial"> </text:span><text:span text:style-name="_5f_OOoComputerIdent">elem</text:span><text:span text:style-name="_5f_OOoComputerSpecial">;</text:span></text:p>
      <text:p text:style-name="Preformatted_20_Text"><text:span text:style-name="_5f_OOoComputerSpecial"><text:tab/><text:tab/></text:span><text:span text:style-name="_5f_OOoComputerComment">/*</text:span><text:span text:style-name="_5f_OOoComputerSpecial"> </text:span><text:span text:style-name="_5f_OOoComputerComment">Local copy of sum iterator */</text:span></text:p>
      <text:p text:style-name="Preformatted_20_Text"><text:span text:style-name="_5f_OOoComputerSpecial"><text:tab/><text:tab/></text:span><text:span text:style-name="_5f_OOoComputerKeyWord">int</text:span><text:span text:style-name="_5f_OOoComputerSpecial"> </text:span><text:span text:style-name="_5f_OOoComputerIdent">l</text:span><text:span text:style-name="_5f_OOoComputerSpecial"> = </text:span><text:span text:style-name="_5f_OOoComputerIdent">k</text:span><text:span text:style-name="_5f_OOoComputerSpecial">;</text:span></text:p>
      <text:p text:style-name="Preformatted_20_Text"><text:span text:style-name="_5f_OOoComputerSpecial"><text:tab/><text:tab/></text:span><text:span text:style-name="_5f_OOoComputerComment">/*</text:span><text:span text:style-name="_5f_OOoComputerSpecial"> </text:span><text:span text:style-name="_5f_OOoComputerComment">Iterate, while element value is significant;</text:span></text:p>
      <text:p text:style-name="Preformatted_20_Text"><text:span text:style-name="_5f_OOoComputerSpecial"><text:tab/><text:tab/></text:span><text:span text:style-name="_5f_OOoComputerComment">When drops below error, stop the loop */</text:span></text:p>
      <text:p text:style-name="Preformatted_20_Text"><text:span text:style-name="_5f_OOoComputerSpecial"><text:tab/><text:tab/></text:span><text:span text:style-name="_5f_OOoComputerKeyWord">do</text:span><text:span text:style-name="_5f_OOoComputerSpecial"> {</text:span></text:p>
      <text:p text:style-name="Preformatted_20_Text"><text:span text:style-name="_5f_OOoComputerSpecial"><text:tab/><text:tab/><text:tab/></text:span><text:span text:style-name="_5f_OOoComputerKeyWord">double</text:span><text:span text:style-name="_5f_OOoComputerSpecial"> </text:span><text:span text:style-name="_5f_OOoComputerIdent">countFunc</text:span><text:span text:style-name="_5f_OOoComputerSpecial">(</text:span><text:span text:style-name="_5f_OOoComputerKeyWord">double</text:span><text:span text:style-name="_5f_OOoComputerSpecial">, </text:span><text:span text:style-name="_5f_OOoComputerKeyWord">int</text:span><text:span text:style-name="_5f_OOoComputerSpecial">);</text:span></text:p>
      <text:p text:style-name="Preformatted_20_Text"><text:span text:style-name="_5f_OOoComputerSpecial"><text:tab/><text:tab/><text:tab/></text:span><text:span text:style-name="_5f_OOoComputerIdent">elem</text:span><text:span text:style-name="_5f_OOoComputerSpecial"> = </text:span><text:span text:style-name="_5f_OOoComputerIdent">countFunc</text:span><text:span text:style-name="_5f_OOoComputerSpecial">(</text:span><text:span text:style-name="_5f_OOoComputerIdent">x</text:span><text:span text:style-name="_5f_OOoComputerSpecial">, </text:span><text:span text:style-name="_5f_OOoComputerIdent">l</text:span><text:span text:style-name="_5f_OOoComputerSpecial">);</text:span></text:p>
      <text:p text:style-name="Preformatted_20_Text"><text:span text:style-name="_5f_OOoComputerSpecial"><text:tab/><text:tab/><text:tab/></text:span><text:span text:style-name="_5f_OOoComputerIdent">sum</text:span><text:span text:style-name="_5f_OOoComputerSpecial"> += </text:span><text:span text:style-name="_5f_OOoComputerIdent">elem</text:span><text:span text:style-name="_5f_OOoComputerSpecial">;</text:span></text:p>
      <text:p text:style-name="Preformatted_20_Text"><text:span text:style-name="_5f_OOoComputerSpecial"><text:tab/><text:tab/><text:tab/></text:span><text:span text:style-name="_5f_OOoComputerIdent">l</text:span><text:span text:style-name="_5f_OOoComputerSpecial">++;</text:span></text:p>
      <text:p text:style-name="Preformatted_20_Text"><text:span text:style-name="_5f_OOoComputerSpecial"><text:tab/><text:tab/>} </text:span><text:span text:style-name="_5f_OOoComputerKeyWord">while</text:span><text:span text:style-name="_5f_OOoComputerSpecial"> (</text:span><text:span text:style-name="_5f_OOoComputerIdent">elem</text:span><text:span text:style-name="_5f_OOoComputerSpecial"> &gt; </text:span><text:span text:style-name="_5f_OOoComputerKeyWord">error</text:span><text:span text:style-name="_5f_OOoComputerSpecial">);</text:span></text:p>
      <text:p text:style-name="Preformatted_20_Text"><text:span text:style-name="_5f_OOoComputerSpecial"><text:tab/>}</text:span></text:p>
      <text:p text:style-name="Preformatted_20_Text"><text:span text:style-name="_5f_OOoComputerSpecial"/></text:p>
      <text:p text:style-name="Preformatted_20_Text"><text:span text:style-name="_5f_OOoComputerSpecial"><text:tab/></text:span><text:span text:style-name="_5f_OOoComputerIdent">printf</text:span><text:span text:style-name="_5f_OOoComputerSpecial">(</text:span><text:span text:style-name="_5f_OOoComputerLiteral">"THE_SUM = %.6f\n"</text:span><text:span text:style-name="_5f_OOoComputerSpecial">, </text:span><text:span text:style-name="_5f_OOoComputerIdent">sum</text:span><text:span text:style-name="_5f_OOoComputerSpecial">);</text:span></text:p>
      <text:p text:style-name="Preformatted_20_Text"><text:span text:style-name="_5f_OOoComputerSpecial"/></text:p>
      <text:p text:style-name="Preformatted_20_Text"><text:span text:style-name="_5f_OOoComputerSpecial"><text:tab/></text:span><text:span text:style-name="_5f_OOoComputerComment">/*</text:span><text:span text:style-name="_5f_OOoComputerSpecial"> </text:span><text:span text:style-name="_5f_OOoComputerComment">Save to a file */</text:span></text:p>
      <text:p text:style-name="Preformatted_20_Text"><text:span text:style-name="_5f_OOoComputerSpecial"><text:tab/></text:span><text:span text:style-name="_5f_OOoComputerIdent">FILE</text:span><text:span text:style-name="_5f_OOoComputerSpecial"> *</text:span><text:span text:style-name="_5f_OOoComputerIdent">file</text:span><text:span text:style-name="_5f_OOoComputerSpecial"> = </text:span><text:span text:style-name="_5f_OOoComputerIdent">fopen</text:span><text:span text:style-name="_5f_OOoComputerSpecial">(</text:span><text:span text:style-name="_5f_OOoComputerLiteral">"results.txt"</text:span><text:span text:style-name="_5f_OOoComputerSpecial">, </text:span><text:span text:style-name="_5f_OOoComputerLiteral">"w"</text:span><text:span text:style-name="_5f_OOoComputerSpecial">);</text:span></text:p>
      <text:p text:style-name="Preformatted_20_Text"><text:span text:style-name="_5f_OOoComputerSpecial"><text:tab/></text:span><text:span text:style-name="_5f_OOoComputerKeyWord">if</text:span><text:span text:style-name="_5f_OOoComputerSpecial"> (</text:span><text:span text:style-name="_5f_OOoComputerIdent">file</text:span><text:span text:style-name="_5f_OOoComputerSpecial"> != </text:span><text:span text:style-name="_5f_OOoComputerIdent">NULL</text:span><text:span text:style-name="_5f_OOoComputerSpecial">) {</text:span></text:p>
      <text:p text:style-name="Preformatted_20_Text"><text:span text:style-name="_5f_OOoComputerSpecial"><text:tab/><text:tab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THE_SUM = %.6f\n"</text:span><text:span text:style-name="_5f_OOoComputerSpecial">, </text:span><text:span text:style-name="_5f_OOoComputerIdent">sum</text:span><text:span text:style-name="_5f_OOoComputerSpecial">);</text:span></text:p>
      <text:p text:style-name="Preformatted_20_Text"><text:span text:style-name="_5f_OOoComputerSpecial"><text:tab/><text:tab/></text:span><text:span text:style-name="_5f_OOoComputerIdent">fclose</text:span><text:span text:style-name="_5f_OOoComputerSpecial">(</text:span><text:span text:style-name="_5f_OOoComputerIdent">file</text:span><text:span text:style-name="_5f_OOoComputerSpecial">);</text:span></text:p>
      <text:p text:style-name="Preformatted_20_Text"><text:span text:style-name="_5f_OOoComputerSpecial"><text:tab/>}</text:span></text:p>
      <text:p text:style-name="Preformatted_20_Text"><text:span text:style-name="_5f_OOoComputerSpecial"><text:tab/></text:span><text:span text:style-name="_5f_OOoComputerComment">/*</text:span><text:span text:style-name="_5f_OOoComputerSpecial"> </text:span><text:span text:style-name="_5f_OOoComputerComment">File did not open correctly. */</text:span></text:p>
      <text:p text:style-name="Preformatted_20_Text"><text:span text:style-name="_5f_OOoComputerSpecial"><text:tab/></text:span><text:span text:style-name="_5f_OOoComputerKeyWord">else</text:span><text:span text:style-name="_5f_OOoComputerSpecial"> {</text:span></text:p>
      <text:p text:style-name="Preformatted_20_Text"><text:span text:style-name="_5f_OOoComputerSpecial"><text:tab/><text:tab/></text:span><text:span text:style-name="_5f_OOoComputerIdent">fprintf</text:span><text:span text:style-name="_5f_OOoComputerSpecial">(</text:span><text:span text:style-name="_5f_OOoComputerIdent">stderr</text:span><text:span text:style-name="_5f_OOoComputerSpecial">, </text:span><text:span text:style-name="_5f_OOoComputerLiteral">"Error: File did not open correctly.\n"</text:span><text:span text:style-name="_5f_OOoComputerSpecial">);</text:span></text:p>
      <text:p text:style-name="Preformatted_20_Text"><text:span text:style-name="_5f_OOoComputerSpecial"><text:tab/><text:tab/></text:span><text:span text:style-name="_5f_OOoComputerKeyWord">return</text:span><text:span text:style-name="_5f_OOoComputerSpecial"> -</text:span><text:span text:style-name="_5f_OOoComputerLiteral">1</text:span><text:span text:style-name="_5f_OOoComputerSpecial">;</text:span></text:p>
      <text:p text:style-name="Preformatted_20_Text"><text:span text:style-name="_5f_OOoComputerSpecial"><text:tab/>}</text:span></text:p>
      <text:p text:style-name="Preformatted_20_Text"><text:span text:style-name="_5f_OOoComputerSpecial"/></text:p>
      <text:p text:style-name="Preformatted_20_Text"><text:span text:style-name="_5f_OOoComputerSpecial"><text:s text:c="2"/></text:span><text:span text:style-name="_5f_OOoComputerKeyWord">return</text:span><text:span text:style-name="_5f_OOoComputerSpecial"> </text:span><text:span text:style-name="_5f_OOoComputerLiteral">0</text:span><text:span text:style-name="_5f_OOoComputerSpecial">;</text:span></text:p>
      <text:p text:style-name="Preformatted_20_Text"><text:span text:style-name="_5f_OOoComputerSpecial">}</text:span></text:p>
      <text:p text:style-name="Preformatted_20_Text"><text:span text:style-name="_5f_OOoComputerSpecial"/></text:p>
      <text:p text:style-name="Preformatted_20_Text"><text:span text:style-name="_5f_OOoComputerComment">/*</text:span><text:span text:style-name="_5f_OOoComputerSpecial"> </text:span><text:span text:style-name="_5f_OOoComputerComment">Calculate a mathematical function */</text:span></text:p>
      <text:p text:style-name="Preformatted_20_Text"><text:span text:style-name="_5f_OOoComputerKeyWord">double</text:span><text:span text:style-name="_5f_OOoComputerSpecial"> </text:span><text:span text:style-name="_5f_OOoComputerIdent">countFunc</text:span><text:span text:style-name="_5f_OOoComputerSpecial">(</text:span><text:span text:style-name="_5f_OOoComputerKeyWord">double</text:span><text:span text:style-name="_5f_OOoComputerSpecial"> </text:span><text:span text:style-name="_5f_OOoComputerIdent">x</text:span><text:span text:style-name="_5f_OOoComputerSpecial">, </text:span><text:span text:style-name="_5f_OOoComputerKeyWord">int</text:span><text:span text:style-name="_5f_OOoComputerSpecial"> </text:span><text:span text:style-name="_5f_OOoComputerIdent">k</text:span><text:span text:style-name="_5f_OOoComputerSpecial">) {</text:span></text:p>
      <text:p text:style-name="Preformatted_20_Text"><text:span text:style-name="_5f_OOoComputerSpecial"><text:tab/></text:span><text:span text:style-name="_5f_OOoComputerComment">/*</text:span><text:span text:style-name="_5f_OOoComputerSpecial"> </text:span><text:span text:style-name="_5f_OOoComputerComment">Partial values*/</text:span></text:p>
      <text:p text:style-name="Preformatted_20_Text"><text:soft-page-break/><text:span text:style-name="_5f_OOoComputerSpecial"><text:tab/></text:span><text:span text:style-name="_5f_OOoComputerKeyWord">double</text:span><text:span text:style-name="_5f_OOoComputerSpecial"> </text:span><text:span text:style-name="_5f_OOoComputerIdent">sinVal</text:span><text:span text:style-name="_5f_OOoComputerSpecial"> = </text:span><text:span text:style-name="_5f_OOoComputerIdent">sin</text:span><text:span text:style-name="_5f_OOoComputerSpecial">(</text:span><text:span text:style-name="_5f_OOoComputerIdent">x</text:span><text:span text:style-name="_5f_OOoComputerSpecial"> </text:span><text:span text:style-name="_5f_OOoComputerIdent">/ pow</text:span><text:span text:style-name="_5f_OOoComputerSpecial">(</text:span><text:span text:style-name="_5f_OOoComputerLiteral">2</text:span><text:span text:style-name="_5f_OOoComputerSpecial">,</text:span><text:span text:style-name="_5f_OOoComputerIdent"> k</text:span><text:span text:style-name="_5f_OOoComputerSpecial">));</text:span></text:p>
      <text:p text:style-name="Preformatted_20_Text"><text:span text:style-name="_5f_OOoComputerSpecial"><text:tab/></text:span><text:span text:style-name="_5f_OOoComputerKeyWord">double</text:span><text:span text:style-name="_5f_OOoComputerSpecial"> </text:span><text:span text:style-name="_5f_OOoComputerIdent">cosVal</text:span><text:span text:style-name="_5f_OOoComputerSpecial"> = </text:span><text:span text:style-name="_5f_OOoComputerIdent">cos</text:span><text:span text:style-name="_5f_OOoComputerSpecial">(</text:span><text:span text:style-name="_5f_OOoComputerIdent">x</text:span><text:span text:style-name="_5f_OOoComputerSpecial"> </text:span><text:span text:style-name="_5f_OOoComputerIdent">/ pow</text:span><text:span text:style-name="_5f_OOoComputerSpecial">(</text:span><text:span text:style-name="_5f_OOoComputerLiteral">2</text:span><text:span text:style-name="_5f_OOoComputerSpecial">,</text:span><text:span text:style-name="_5f_OOoComputerIdent"> k</text:span><text:span text:style-name="_5f_OOoComputerSpecial">));</text:span></text:p>
      <text:p text:style-name="Preformatted_20_Text"><text:span text:style-name="_5f_OOoComputerSpecial"><text:tab/></text:span><text:span text:style-name="_5f_OOoComputerKeyWord">double</text:span><text:span text:style-name="_5f_OOoComputerSpecial"> </text:span><text:span text:style-name="_5f_OOoComputerIdent">fractVal</text:span><text:span text:style-name="_5f_OOoComputerSpecial"> = </text:span><text:span text:style-name="_5f_OOoComputerLiteral">1</text:span><text:span text:style-name="_5f_OOoComputerSpecial"> </text:span><text:span text:style-name="_5f_OOoComputerIdent">/ pow</text:span><text:span text:style-name="_5f_OOoComputerSpecial">(</text:span><text:span text:style-name="_5f_OOoComputerLiteral">2</text:span><text:span text:style-name="_5f_OOoComputerSpecial">,</text:span><text:span text:style-name="_5f_OOoComputerIdent"> k</text:span><text:span text:style-name="_5f_OOoComputerSpecial">);</text:span></text:p>
      <text:p text:style-name="Preformatted_20_Text"><text:span text:style-name="_5f_OOoComputerSpecial"/></text:p>
      <text:p text:style-name="Preformatted_20_Text"><text:span text:style-name="_5f_OOoComputerSpecial"><text:tab/></text:span><text:span text:style-name="_5f_OOoComputerKeyWord">return</text:span><text:span text:style-name="_5f_OOoComputerSpecial"> </text:span><text:span text:style-name="_5f_OOoComputerIdent">fractVal</text:span><text:span text:style-name="_5f_OOoComputerSpecial"> * (</text:span><text:span text:style-name="_5f_OOoComputerIdent">sinVal</text:span><text:span text:style-name="_5f_OOoComputerSpecial"> + </text:span><text:span text:style-name="_5f_OOoComputerIdent">cosVal</text:span><text:span text:style-name="_5f_OOoComputerSpecial">);</text:span></text:p>
      <text:p text:style-name="Preformatted_20_Text"><text:span text:style-name="_5f_OOoComputerSpecial">}</text:span></text:p>
      <text:h text:style-name="P13" text:outline-level="1"><text:bookmark-start text:name="__RefHeading___Toc877_1212252078"/>Wyniki<text:bookmark-end text:name="__RefHeading___Toc877_1212252078"/></text:h>
      <text:p text:style-name="Text_20_body">THE_SUM = 106.783308</text:p>
      <text:h text:style-name="P14" text:outline-level="1"><text:bookmark-start text:name="__RefHeading___Toc961_4148931395"/>Opis Programu<text:bookmark-end text:name="__RefHeading___Toc961_4148931395"/></text:h>
      <text:p text:style-name="P16">Program składa się z funkcji main(), w której odbywa się pętla for() działająca na całej dziedzinie po kroku (step). W niej zadeklarowany jest elem, będący częściową sumą (sumą dla każdej iteracji). W pętli do…while() warunkiem zakończenia działania jest zmniejszenie dokładności obliczania elem przez funkcję countFunc(), aż elem stanie się mniejszy niż error. W tej pętli następuje również dodanie wartości elem do sum, które jest sumą wszystkich elementów.</text:p>
      <text:p text:style-name="P16">Dalej, program wypisuje uzyskaną sumę na standardowe wyjście (stdout), a następnie zapisują ją jeszcze do pliku tekstowego („results.txt”), zgodnie z poleceniem. W razie niepowodzenia zapisu, tj. jeśli utworzenie pliku nie jest możliwe, zwraca błąd <text:s/>na stderr oraz kończy program z kodem -1.</text:p>
      <text:h text:style-name="P12" text:outline-level="1"><text:bookmark-start text:name="__RefHeading___Toc3002_943889997"/>Wnioski<text:bookmark-end text:name="__RefHeading___Toc3002_943889997"/></text:h>
      <text:p text:style-name="P17">Wynik sumy pokrywa się z oczekiwaniami, <text:span text:style-name="T4">co łatwo zweryfikować programem napisanym w języku Matlab.</text:span></text:p>
      <text:p text:style-name="CodeC">% <text:span text:style-name="T6">sum.m</text:span></text:p>
      <text:p text:style-name="CodeC">clc;clear;close all;</text:p>
      <text:p text:style-name="CodeC"/>
      <text:p text:style-name="CodeC">domain = [ 3.0, 4.0 ];</text:p>
      <text:p text:style-name="CodeC">step = 0.01;</text:p>
      <text:p text:style-name="CodeC">error = 0.000016;</text:p>
      <text:p text:style-name="CodeC"/>
      <text:p text:style-name="CodeC">sum = 0;</text:p>
      <text:p text:style-name="CodeC"/>
      <text:p text:style-name="CodeC">for x = domain(1):step:domain(2)</text:p>
      <text:p text:style-name="CodeC"><text:s text:c="4"/>elem = 1;</text:p>
      <text:p text:style-name="CodeC"><text:s text:c="4"/>k = 1;</text:p>
      <text:p text:style-name="CodeC"><text:s text:c="4"/>while elem &gt; error</text:p>
      <text:p text:style-name="CodeC"><text:s text:c="8"/>elem = count_func(x, k);</text:p>
      <text:p text:style-name="CodeC"><text:s text:c="8"/>sum = sum + elem;</text:p>
      <text:p text:style-name="CodeC"><text:s text:c="8"/>k = k + 1;</text:p>
      <text:p text:style-name="CodeC"><text:s text:c="4"/>end</text:p>
      <text:p text:style-name="CodeC">end</text:p>
      <text:p text:style-name="CodeC"/>
      <text:p text:style-name="CodeC">% <text:span text:style-name="T5">count_func.m</text:span></text:p>
      <text:p text:style-name="CodeC">function out = count_func(x, k)</text:p>
      <text:p text:style-name="CodeC"><text:s text:c="4"/>sin_val = sin(x / 2^k);</text:p>
      <text:p text:style-name="CodeC"><text:s text:c="4"/>cos_val = cos(x / 2^k);</text:p>
      <text:p text:style-name="CodeC"><text:s text:c="4"/>fract_val = 1 / (2^k);</text:p>
      <text:p text:style-name="CodeC"><text:s text:c="4"/>out = fract_val * (sin_val + cos_val);</text:p>
      <text:p text:style-name="CodeC">en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  <style:font-face style:name="Ubuntu Mono" svg:font-family="'Ubuntu Mono'" style:font-adornments="Regular" style:font-pitch="fixed"/>
    <style:font-face style:name="Ubuntu Mono1" svg:font-family="'Ubuntu Mono'" style:font-family-generic="roman" style:font-pitch="variable"/>
    <style:font-face style:name="Ubuntu1" svg:font-family="Ubuntu" style:font-adornments="Regular" style:font-pitch="variable"/>
    <style:font-face style:name="Ubuntu2" svg:font-family="Ubuntu" style:font-adornments="Italic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loext:graphic-properties draw:fill="none" draw:fill-color="#729fcf"/>
      <style:paragraph-properties fo:margin-left="0cm" fo:margin-right="0cm" fo:margin-top="0cm" fo:margin-bottom="0.15cm" style:contextual-spacing="false" fo:line-height="115%" fo:text-align="justify" style:justify-single-word="false" fo:text-indent="1cm" style:auto-text-indent="false" style:page-number="auto" fo:background-color="transparent">
        <style:tab-stops/>
      </style:paragraph-properties>
      <style:text-properties style:font-name="Ubuntu1" fo:font-family="Ubuntu" style:font-style-name="Regular" style:font-pitch="variable" fo:font-size="11pt" fo:language="pl" fo:country="PL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Ubuntu2" fo:font-family="Ubuntu" style:font-style-name="Italic" style:font-pitch="variable" fo:font-size="130%" fo:language="pl" fo:country="PL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Ubuntu2" fo:font-family="Ubuntu" style:font-style-name="Italic" style:font-pitch="variable" fo:font-size="110%" fo:font-style="normal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Ubuntu2" fo:font-family="Ubuntu" style:font-style-name="Italic" style:font-pitch="variable" fo:font-size="14pt" fo:font-style="normal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deC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ackground-color="transparent" fo:padding="0.254cm" fo:border="none">
        <style:tab-stops/>
      </style:paragraph-properties>
      <style:text-properties style:font-name="Ubuntu Mono" fo:font-family="'Ubuntu Mono'" style:font-style-name="Regular" style:font-pitch="fixed" fo:background-color="transparent"/>
    </style:style>
    <style:style style:name="Wykres" style:family="paragraph" style:parent-style-name="Caption"/>
    <style:style style:name="Frame_20_contents" style:display-name="Frame contents" style:family="paragraph" style:parent-style-name="Standard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comment_5f_multi_5f_c" style:display-name="comment_multi_c" style:family="text">
      <style:text-properties fo:color="#808080" loext:opacity="100%" fo:font-style="italic" fo:font-weight="normal"/>
    </style:style>
    <style:style style:name="symbol0_5f_c" style:display-name="symbol0_c" style:family="text">
      <style:text-properties fo:color="#339933" loext:opacity="100%" fo:font-style="normal" fo:font-weight="normal"/>
    </style:style>
    <style:style style:name="comment0_5f_c" style:display-name="comment0_c" style:family="text">
      <style:text-properties fo:color="#339933" loext:opacity="100%" fo:font-style="normal" fo:font-weight="normal"/>
    </style:style>
    <style:style style:name="number_5f_c" style:display-name="number_c" style:family="text">
      <style:text-properties fo:color="#0000dd" loext:opacity="100%" fo:font-style="normal" fo:font-weight="normal"/>
    </style:style>
    <style:style style:name="keyword0_5f_c" style:display-name="keyword0_c" style:family="text">
      <style:text-properties fo:color="#b1b100" loext:opacity="100%" fo:font-style="normal" fo:font-weight="normal"/>
    </style:style>
    <style:style style:name="keyword3_5f_c" style:display-name="keyword3_c" style:family="text">
      <style:text-properties fo:color="#993333" loext:opacity="100%" fo:font-style="normal" fo:font-weight="normal"/>
    </style:style>
    <style:style style:name="string_5f_c" style:display-name="string_c" style:family="text">
      <style:text-properties fo:color="#ff0000" loext:opacity="100%" fo:font-style="normal" fo:font-weight="normal"/>
    </style:style>
    <style:style style:name="keyword1_5f_c" style:display-name="keyword1_c" style:family="text">
      <style:text-properties fo:color="#000000" loext:opacity="100%" fo:font-style="normal" fo:font-weight="bold"/>
    </style:style>
    <style:style style:name="escaped_5f_c" style:display-name="escaped_c" style:family="text">
      <style:text-properties fo:color="#000099" loext:opacity="100%" fo:font-style="normal" fo:font-weight="bold"/>
    </style:style>
    <style:style style:name="keyword2_5f_c" style:display-name="keyword2_c" style:family="text">
      <style:text-properties fo:color="#000066" loext:opacity="100%" fo:font-style="normal" fo:font-weight="normal"/>
    </style:style>
    <style:style style:name="OOoComputerCode" style:family="text">
      <style:text-properties fo:color="#000000" loext:opacity="100%" style:font-name="Ubuntu Mono1" fo:font-family="'Ubuntu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  <style:text-properties fo:language="pl" fo:country="P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6</text:page-number></text:p>
      </style:header>
    </style:master-page>
    <style:master-page style:name="First_20_Page" style:display-name="First Page" style:page-layout-name="Mpm2" draw:style-name="Mdp1" style:next-style-name="Standard">
      <style:footer>
        <text:p text:style-name="MP2">Kraków 2021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2T14:48:20.922894152</meta:creation-date>
    <dc:date>2021-12-17T00:21:08.702429168</dc:date>
    <meta:editing-duration>PT6H23M36S</meta:editing-duration>
    <meta:editing-cycles>71</meta:editing-cycles>
    <meta:generator>LibreOffice/7.2.3.2$Linux_X86_64 LibreOffice_project/20$Build-2</meta:generator>
    <meta:document-statistic meta:table-count="1" meta:image-count="0" meta:object-count="5" meta:page-count="8" meta:paragraph-count="121" meta:word-count="527" meta:character-count="3085" meta:non-whitespace-character-count="2545"/>
  </office:meta>
</office:document-meta>
</file>

<file path=Object 1/content.xml><?xml version="1.0" encoding="utf-8"?>
<math xmlns="http://www.w3.org/1998/Math/MathML">
  <semantics>
    <mrow>
      <mi>y</mi>
      <mrow>
        <mo stretchy="false">(</mo>
        <mrow>
          <mi>x</mi>
        </mrow>
        <mo stretchy="false">)</mo>
      </mrow>
    </mrow>
    <annotation encoding="StarMath 5.0">y( x )</annotation>
  </semantics>
</math>
</file>

<file path=Object 2/content.xml><?xml version="1.0" encoding="utf-8"?>
<math xmlns="http://www.w3.org/1998/Math/MathML">
  <semantics>
    <mrow>
      <mrow>
        <munderover>
          <mo stretchy="false">∑</mo>
          <mrow>
            <mrow>
              <mi>k</mi>
              <mo stretchy="false">=</mo>
              <mn>1</mn>
            </mrow>
          </mrow>
          <mrow>
            <mo stretchy="false">∞</mo>
          </mrow>
        </munderover>
        <mrow>
          <mfrac>
            <mn>1</mn>
            <mrow>
              <msup>
                <mn>2</mn>
                <mi>k</mi>
              </msup>
            </mrow>
          </mfrac>
          <mrow>
            <mo stretchy="false">(</mo>
            <mrow>
              <mi>sin</mi>
              <mrow>
                <mrow>
                  <mo stretchy="false">(</mo>
                  <mrow>
                    <mfrac>
                      <mi>x</mi>
                      <mrow>
                        <msup>
                          <mn>2</mn>
                          <mi>k</mi>
                        </msup>
                      </mrow>
                    </mfrac>
                  </mrow>
                  <mo stretchy="false">)</mo>
                </mrow>
                <mo stretchy="false">+</mo>
                <mi>cos</mi>
              </mrow>
              <mrow>
                <mo stretchy="false">(</mo>
                <mrow>
                  <mfrac>
                    <mi>x</mi>
                    <mrow>
                      <msup>
                        <mn>2</mn>
                        <mi>k</mi>
                      </msup>
                    </mrow>
                  </mfrac>
                </mrow>
                <mo stretchy="false">)</mo>
              </mrow>
            </mrow>
            <mo stretchy="false">)</mo>
          </mrow>
        </mrow>
      </mrow>
    </mrow>
    <annotation encoding="StarMath 5.0">sum from { k = 1 } to { infinity } { 1 over { 2 ^ k } ( sin(x over { 2 ^ k}) + cos(x over { 2 ^ k}) )  }</annotation>
  </semantics>
</math>
</file>

<file path=Object 3/content.xml><?xml version="1.0" encoding="utf-8"?>
<math xmlns="http://www.w3.org/1998/Math/MathML">
  <semantics>
    <mrow>
      <mrow>
        <mo stretchy="false">[</mo>
        <mrow>
          <mn>3</mn>
          <mi>;</mi>
          <mn>4</mn>
        </mrow>
        <mo stretchy="false">]</mo>
      </mrow>
    </mrow>
    <annotation encoding="StarMath 5.0">[3; 4]</annotation>
  </semantics>
</math>
</file>

<file path=Object 4/content.xml><?xml version="1.0" encoding="utf-8"?>
<math xmlns="http://www.w3.org/1998/Math/MathML">
  <semantics>
    <mrow>
      <mn>0.000016</mn>
    </mrow>
    <annotation encoding="StarMath 5.0">0.000016</annotation>
  </semantics>
</math>
</file>

<file path=Object 5/content.xml><?xml version="1.0" encoding="utf-8"?>
<math xmlns="http://www.w3.org/1998/Math/MathML">
  <semantics>
    <mrow>
      <mn>0.01</mn>
    </mrow>
    <annotation encoding="StarMath 5.0">0.01</annotation>
  </semantics>
</math>
</file>